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3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616666666666667">
            <text:p>62%</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0.466666666666667">
            <text:p>47%</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872222222222222">
            <text:p>87%</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616666666666667">
            <text:p>62%</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877777777777778">
            <text:p>88%</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0.814814814814815">
            <text:p>81%</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364779874213836">
            <text:p>36%</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584905660377358">
            <text:p>58%</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2" table:default-cell-style-name="Default"/>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0833333333333333">
            <text:p>1%</text:p>
          </table:table-cell>
          <table:table-cell table:style-name="ce7" table:formula="of:=COUNTIF([.C4:.C153];&quot;x&quot;)/[.D3]" office:value-type="percentage" office:value="0.1">
            <text:p>10%</text:p>
          </table:table-cell>
          <table:table-cell table:style-name="ce16" table:formula="of:=COUNTA([.D4:.D153])" office:value-type="float" office:value="30">
            <text:p>30</text:p>
          </table:table-cell>
          <table:table-cell table:style-name="ce7" table:formula="of:=COUNTIF([.E4:.E153];&quot;x&quot;)/[.F3]" office:value-type="percentage" office:value="0">
            <text:p>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table:table-cell office:value-type="string">
            <text:p>git clone - 3 mins</text:p>
          </table:table-cell>
          <table:table-cell table:style-name="ce6" office:value-type="string">
            <text:p>.</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table:table-cell office:value-type="string">
            <text:p>git add - 1 mins</text:p>
          </table:table-cell>
          <table:table-cell table:style-name="ce6" office:value-type="string">
            <text:p>.</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1">07/21/2018</text:date>, <text:time>03:5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21T03:51:04.48</dc:date>
    <dc:creator>Keith D Commiskey</dc:creator>
    <meta:editing-duration>P7DT7H22M1S</meta:editing-duration>
    <meta:editing-cycles>136</meta:editing-cycles>
    <meta:generator>OpenOffice/4.1.5$Win32 OpenOffice.org_project/415m1$Build-9789</meta:generator>
    <meta:document-statistic meta:table-count="11" meta:cell-count="3712" meta:object-count="0"/>
  </office:meta>
</office:document-meta>
</file>